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lArrivalprobabilites" table:style-name="ta1">
        <table:shapes>
          <draw:frame draw:z-index="0" draw:style-name="gr1" draw:text-style-name="P1" svg:width="159.99mm" svg:height="89.99mm" svg:x="9.85mm" svg:y="73.51mm">
            <draw:object draw:notify-on-update-of-ranges="CallArrivalprobabilites.A1:CallArrivalprobabilites.A1 CallArrivalprobabilites.A2:CallArrivalprobabilites.A15 CallArrivalprobabilites.B1:CallArrivalprobabilites.B1 CallArrivalprobabilites.B2:CallArrivalprobabilites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1.91mm" svg:y="73.05mm">
            <draw:object draw:notify-on-update-of-ranges="CallArrivalprobabilites.C1:CallArrivalprobabilites.C1 CallArrivalprobabilites.C2:CallArrivalprobabilites.C15 CallArrivalprobabilites.D1:CallArrivalprobabilites.D1 CallArrivalprobabilites.D2:CallArrivalprobabilite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roup 1 Calls Blocked</text:p>
          </table:table-cell>
          <table:table-cell office:value-type="string" calcext:value-type="string">
            <text:p>Group 2 Calls Blocked</text:p>
          </table:table-cell>
          <table:table-cell office:value-type="string" calcext:value-type="string">
            <text:p>Group 1 Calls Dropped</text:p>
          </table:table-cell>
          <table:table-cell office:value-type="string" calcext:value-type="string">
            <text:p>Group 2 Calls Dropped</text:p>
          </table:table-cell>
        </table:table-row>
        <table:table-row table:style-name="ro1">
          <table:table-cell office:value-type="float" office:value="0.000000111405380242354" calcext:value-type="float">
            <text:p>1.11405380242354E-07</text:p>
          </table:table-cell>
          <table:table-cell office:value-type="float" office:value="0.0000000000000124111587469433" calcext:value-type="float">
            <text:p>1.24111587469433E-14</text:p>
          </table:table-cell>
          <table:table-cell office:value-type="float" office:value="1.1420911202693E-019" calcext:value-type="float">
            <text:p>1.1420911202693E-19</text:p>
          </table:table-cell>
          <table:table-cell office:value-type="float" office:value="1.30437212699796E-038" calcext:value-type="float">
            <text:p>1.30437212699796E-38</text:p>
          </table:table-cell>
        </table:table-row>
        <table:table-row table:style-name="ro1">
          <table:table-cell office:value-type="float" office:value="0.0000464837446773385" calcext:value-type="float">
            <text:p>4.64837446773385E-05</text:p>
          </table:table-cell>
          <table:table-cell office:value-type="float" office:value="0.00000000216073851922804" calcext:value-type="float">
            <text:p>2.16073851922804E-09</text:p>
          </table:table-cell>
          <table:table-cell office:value-type="float" office:value="0.0000000000000440561145326379" calcext:value-type="float">
            <text:p>4.40561145326379E-14</text:p>
          </table:table-cell>
          <table:table-cell office:value-type="float" office:value="1.94094122771287E-027" calcext:value-type="float">
            <text:p>1.94094122771287E-27</text:p>
          </table:table-cell>
        </table:table-row>
        <table:table-row table:style-name="ro1">
          <table:table-cell office:value-type="float" office:value="0.00110191260015667" calcext:value-type="float">
            <text:p>0.001101912600157</text:p>
          </table:table-cell>
          <table:table-cell office:value-type="float" office:value="0.00000121421137838403" calcext:value-type="float">
            <text:p>1.21421137838403E-06</text:p>
          </table:table-cell>
          <table:table-cell office:value-type="float" office:value="0.0000000000538935926821767" calcext:value-type="float">
            <text:p>5.38935926821767E-11</text:p>
          </table:table-cell>
          <table:table-cell office:value-type="float" office:value="2.9045193321923E-021" calcext:value-type="float">
            <text:p>2.9045193321923E-21</text:p>
          </table:table-cell>
        </table:table-row>
        <table:table-row table:style-name="ro1">
          <table:table-cell office:value-type="float" office:value="0.00812515724605986" calcext:value-type="float">
            <text:p>0.00812515724606</text:p>
          </table:table-cell>
          <table:table-cell office:value-type="float" office:value="0.0000660181802731973" calcext:value-type="float">
            <text:p>6.60181802731973E-05</text:p>
          </table:table-cell>
          <table:table-cell office:value-type="float" office:value="0.00000000625201826603368" calcext:value-type="float">
            <text:p>6.25201826603368E-09</text:p>
          </table:table-cell>
          <table:table-cell office:value-type="float" office:value="3.90877323988175E-017" calcext:value-type="float">
            <text:p>3.90877323988175E-17</text:p>
          </table:table-cell>
        </table:table-row>
        <table:table-row table:style-name="ro1">
          <table:table-cell office:value-type="float" office:value="0.0317829842862137" calcext:value-type="float">
            <text:p>0.031782984286214</text:p>
          </table:table-cell>
          <table:table-cell office:value-type="float" office:value="0.00101015809013769" calcext:value-type="float">
            <text:p>0.001010158090138</text:p>
          </table:table-cell>
          <table:table-cell office:value-type="float" office:value="0.000000199500106573857" calcext:value-type="float">
            <text:p>1.99500106573857E-07</text:p>
          </table:table-cell>
          <table:table-cell office:value-type="float" office:value="0.0000000000000398002925229794" calcext:value-type="float">
            <text:p>3.98002925229794E-14</text:p>
          </table:table-cell>
        </table:table-row>
        <table:table-row table:style-name="ro1">
          <table:table-cell office:value-type="float" office:value="0.0837384627506794" calcext:value-type="float">
            <text:p>0.083738462750679</text:p>
          </table:table-cell>
          <table:table-cell office:value-type="float" office:value="0.00701213014384697" calcext:value-type="float">
            <text:p>0.007012130143847</text:p>
          </table:table-cell>
          <table:table-cell office:value-type="float" office:value="0.00000281411157133923" calcext:value-type="float">
            <text:p>2.81411157133923E-06</text:p>
          </table:table-cell>
          <table:table-cell office:value-type="float" office:value="0.00000000000791922393594558" calcext:value-type="float">
            <text:p>7.91922393594558E-12</text:p>
          </table:table-cell>
        </table:table-row>
        <table:table-row table:style-name="ro1">
          <table:table-cell office:value-type="float" office:value="0.168947523838081" calcext:value-type="float">
            <text:p>0.168947523838081</text:p>
          </table:table-cell>
          <table:table-cell office:value-type="float" office:value="0.0285432658110188" calcext:value-type="float">
            <text:p>0.028543265811019</text:p>
          </table:table-cell>
          <table:table-cell office:value-type="float" office:value="0.0000226040156532912" calcext:value-type="float">
            <text:p>2.26040156532912E-05</text:p>
          </table:table-cell>
          <table:table-cell office:value-type="float" office:value="0.000000000510941523654236" calcext:value-type="float">
            <text:p>5.10941523654236E-10</text:p>
          </table:table-cell>
        </table:table-row>
        <table:table-row table:style-name="ro1">
          <table:table-cell office:value-type="float" office:value="0.28206659310551" calcext:value-type="float">
            <text:p>0.28206659310551</text:p>
          </table:table-cell>
          <table:table-cell office:value-type="float" office:value="0.0795615629461505" calcext:value-type="float">
            <text:p>0.079561562946151</text:p>
          </table:table-cell>
          <table:table-cell office:value-type="float" office:value="0.000120290624142228" calcext:value-type="float">
            <text:p>0.000120290624142</text:p>
          </table:table-cell>
          <table:table-cell office:value-type="float" office:value="0.0000000144698342565268" calcext:value-type="float">
            <text:p>1.44698342565268E-08</text:p>
          </table:table-cell>
        </table:table-row>
        <table:table-row table:style-name="ro1">
          <table:table-cell office:value-type="float" office:value="0.410049505347125" calcext:value-type="float">
            <text:p>0.410049505347125</text:p>
          </table:table-cell>
          <table:table-cell office:value-type="float" office:value="0.168140596835426" calcext:value-type="float">
            <text:p>0.168140596835426</text:p>
          </table:table-cell>
          <table:table-cell office:value-type="float" office:value="0.000467811205727195" calcext:value-type="float">
            <text:p>0.000467811205727</text:p>
          </table:table-cell>
          <table:table-cell office:value-type="float" office:value="0.000000218847324203933" calcext:value-type="float">
            <text:p>2.18847324203933E-07</text:p>
          </table:table-cell>
        </table:table-row>
        <table:table-row table:style-name="ro1">
          <table:table-cell office:value-type="float" office:value="0.537841191250619" calcext:value-type="float">
            <text:p>0.537841191250619</text:p>
          </table:table-cell>
          <table:table-cell office:value-type="float" office:value="0.289273147005884" calcext:value-type="float">
            <text:p>0.289273147005884</text:p>
          </table:table-cell>
          <table:table-cell office:value-type="float" office:value="0.00142246905595241" calcext:value-type="float">
            <text:p>0.001422469055952</text:p>
          </table:table-cell>
          <table:table-cell office:value-type="float" office:value="0.00000202341821514214" calcext:value-type="float">
            <text:p>2.02341821514214E-06</text:p>
          </table:table-cell>
        </table:table-row>
        <table:table-row table:style-name="ro1">
          <table:table-cell office:value-type="float" office:value="0.65330213809274" calcext:value-type="float">
            <text:p>0.65330213809274</text:p>
          </table:table-cell>
          <table:table-cell office:value-type="float" office:value="0.426803683636547" calcext:value-type="float">
            <text:p>0.426803683636547</text:p>
          </table:table-cell>
          <table:table-cell office:value-type="float" office:value="0.00355164959907362" calcext:value-type="float">
            <text:p>0.003551649599074</text:p>
          </table:table-cell>
          <table:table-cell office:value-type="float" office:value="0.0000126142148745998" calcext:value-type="float">
            <text:p>1.26142148745998E-05</text:p>
          </table:table-cell>
        </table:table-row>
        <table:table-row table:style-name="ro1">
          <table:table-cell office:value-type="float" office:value="0.749498400606864" calcext:value-type="float">
            <text:p>0.749498400606864</text:p>
          </table:table-cell>
          <table:table-cell office:value-type="float" office:value="0.561747852512249" calcext:value-type="float">
            <text:p>0.561747852512249</text:p>
          </table:table-cell>
          <table:table-cell office:value-type="float" office:value="0.0075575026169398" calcext:value-type="float">
            <text:p>0.00755750261694</text:p>
          </table:table-cell>
          <table:table-cell office:value-type="float" office:value="0.0000571158458050526" calcext:value-type="float">
            <text:p>5.71158458050526E-05</text:p>
          </table:table-cell>
        </table:table-row>
        <table:table-row table:style-name="ro1">
          <table:table-cell office:value-type="float" office:value="0.824535793924311" calcext:value-type="float">
            <text:p>0.824535793924311</text:p>
          </table:table-cell>
          <table:table-cell office:value-type="float" office:value="0.679859275462391" calcext:value-type="float">
            <text:p>0.679859275462391</text:p>
          </table:table-cell>
          <table:table-cell office:value-type="float" office:value="0.0141125963287539" calcext:value-type="float">
            <text:p>0.014112596328754</text:p>
          </table:table-cell>
          <table:table-cell office:value-type="float" office:value="0.000199165375138358" calcext:value-type="float">
            <text:p>0.000199165375138</text:p>
          </table:table-cell>
        </table:table-row>
        <table:table-row table:style-name="ro1">
          <table:table-cell office:value-type="float" office:value="0.880051123262549" calcext:value-type="float">
            <text:p>0.880051123262549</text:p>
          </table:table-cell>
          <table:table-cell office:value-type="float" office:value="0.77448997955568" calcext:value-type="float">
            <text:p>0.77448997955568</text:p>
          </table:table-cell>
          <table:table-cell office:value-type="float" office:value="0.0236817923902255" calcext:value-type="float">
            <text:p>0.023681792390226</text:p>
          </table:table-cell>
          <table:table-cell office:value-type="float" office:value="0.000560827290813743" calcext:value-type="float">
            <text:p>0.000560827290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17:02:16.408335061</dc:date>
    <meta:editing-duration>PT28M37S</meta:editing-duration>
    <meta:editing-cycles>1</meta:editing-cycles>
    <meta:document-statistic meta:table-count="1" meta:cell-count="6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04cm" svg:y="0.316cm" chart:style-name="ch2">
          <text:p>Call arrival rate vs. Call blocking probability</text:p>
        </chart:title>
        <chart:legend chart:legend-position="end" svg:x="11.216cm" svg:y="3.952cm" style:legend-expansion="high" chart:style-name="ch3"/>
        <chart:plot-area chart:style-name="ch4" table:cell-range-address="CallArrivalprobabilites.A1:CallArrivalprobabilites.B15" chart:data-source-has-labels="row" svg:x="1.331cm" svg:y="1.275cm" svg:width="9.565cm" svg:height="6.564cm">
          <chartooo:coordinate-region svg:x="2.058cm" svg:y="1.474cm" svg:width="8.651cm" svg:height="5.718cm"/>
          <chart:axis chart:dimension="x" chart:name="primary-x" chart:style-name="ch5">
            <chart:title svg:x="4.958cm" svg:y="8.019cm" chart:style-name="ch6">
              <text:p>Call arrival rate</text:p>
            </chart:title>
          </chart:axis>
          <chart:axis chart:dimension="y" chart:name="primary-y" chart:style-name="ch5">
            <chart:title svg:x="0.451cm" svg:y="6.347cm" chart:style-name="ch7">
              <text:p>Call blocking probability</text:p>
            </chart:title>
            <chart:grid chart:style-name="ch8" chart:class="major"/>
          </chart:axis>
          <chart:series chart:style-name="ch9" chart:values-cell-range-address="CallArrivalprobabilites.A2:CallArrivalprobabilites.A15" chart:label-cell-address="CallArrivalprobabilites.A1:CallArrivalprobabilites.A1" chart:class="chart:line">
            <chart:data-point chart:repeated="14"/>
          </chart:series>
          <chart:series chart:style-name="ch10" chart:values-cell-range-address="CallArrivalprobabilites.B2:CallArrivalprobabilites.B15" chart:label-cell-address="CallArrivalprobabilites.B1:CallArrivalprobabilites.B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p 1 Calls Blocked</text:p>
                <draw:g>
                  <svg:desc>CallArrivalprobabilites.A1:CallArrivalprobabilites.A1</svg:desc>
                </draw:g>
              </table:table-cell>
              <table:table-cell office:value-type="string">
                <text:p>Group 2 Calls Blocked</text:p>
                <draw:g>
                  <svg:desc>CallArrivalprobabilites.B1:CallArrivalprobabilit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11405380242354">
                <text:p>0.000000111405380242354</text:p>
                <draw:g>
                  <svg:desc>CallArrivalprobabilites.A2:CallArrivalprobabilites.A15</svg:desc>
                </draw:g>
              </table:table-cell>
              <table:table-cell office:value-type="float" office:value="0.0000000000000124111587469433">
                <text:p>0.0000000000000124111587469433</text:p>
                <draw:g>
                  <svg:desc>CallArrivalprobabilites.B2:CallArrivalprobabilites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64837446773385">
                <text:p>0.0000464837446773385</text:p>
              </table:table-cell>
              <table:table-cell office:value-type="float" office:value="0.00000000216073851922804">
                <text:p>0.0000000021607385192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10191260015667">
                <text:p>0.00110191260015667</text:p>
              </table:table-cell>
              <table:table-cell office:value-type="float" office:value="0.00000121421137838403">
                <text:p>0.00000121421137838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2515724605986">
                <text:p>0.00812515724605986</text:p>
              </table:table-cell>
              <table:table-cell office:value-type="float" office:value="0.0000660181802731973">
                <text:p>0.0000660181802731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7829842862137">
                <text:p>0.0317829842862137</text:p>
              </table:table-cell>
              <table:table-cell office:value-type="float" office:value="0.00101015809013769">
                <text:p>0.00101015809013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7384627506794">
                <text:p>0.0837384627506794</text:p>
              </table:table-cell>
              <table:table-cell office:value-type="float" office:value="0.00701213014384697">
                <text:p>0.00701213014384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8947523838081">
                <text:p>0.168947523838081</text:p>
              </table:table-cell>
              <table:table-cell office:value-type="float" office:value="0.0285432658110188">
                <text:p>0.0285432658110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206659310551">
                <text:p>0.28206659310551</text:p>
              </table:table-cell>
              <table:table-cell office:value-type="float" office:value="0.0795615629461505">
                <text:p>0.0795615629461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0049505347125">
                <text:p>0.410049505347125</text:p>
              </table:table-cell>
              <table:table-cell office:value-type="float" office:value="0.168140596835426">
                <text:p>0.168140596835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841191250619">
                <text:p>0.537841191250619</text:p>
              </table:table-cell>
              <table:table-cell office:value-type="float" office:value="0.289273147005884">
                <text:p>0.289273147005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330213809274">
                <text:p>0.65330213809274</text:p>
              </table:table-cell>
              <table:table-cell office:value-type="float" office:value="0.426803683636547">
                <text:p>0.426803683636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9498400606864">
                <text:p>0.749498400606864</text:p>
              </table:table-cell>
              <table:table-cell office:value-type="float" office:value="0.561747852512249">
                <text:p>0.561747852512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4535793924311">
                <text:p>0.824535793924311</text:p>
              </table:table-cell>
              <table:table-cell office:value-type="float" office:value="0.679859275462391">
                <text:p>0.679859275462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051123262549">
                <text:p>0.880051123262549</text:p>
              </table:table-cell>
              <table:table-cell office:value-type="float" office:value="0.77448997955568">
                <text:p>0.77448997955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78cm" svg:y="0.316cm" chart:style-name="ch2">
          <text:p>Call arrival rate vs. Call dropping probability</text:p>
        </chart:title>
        <chart:legend chart:legend-position="end" svg:x="11.19cm" svg:y="3.952cm" style:legend-expansion="high" chart:style-name="ch3"/>
        <chart:plot-area chart:style-name="ch4" table:cell-range-address="CallArrivalprobabilites.C1:CallArrivalprobabilites.D15" chart:data-source-has-labels="row" svg:x="1.331cm" svg:y="1.275cm" svg:width="9.539cm" svg:height="6.564cm">
          <chartooo:coordinate-region svg:x="2.429cm" svg:y="1.474cm" svg:width="8.254cm" svg:height="5.718cm"/>
          <chart:axis chart:dimension="x" chart:name="primary-x" chart:style-name="ch5">
            <chart:title svg:x="4.945cm" svg:y="8.019cm" chart:style-name="ch6">
              <text:p>Call arrival rate</text:p>
            </chart:title>
          </chart:axis>
          <chart:axis chart:dimension="y" chart:name="primary-y" chart:style-name="ch5">
            <chart:title svg:x="0.451cm" svg:y="6.387cm" chart:style-name="ch7">
              <text:p>Call dropping probability</text:p>
            </chart:title>
            <chart:grid chart:style-name="ch8" chart:class="major"/>
          </chart:axis>
          <chart:series chart:style-name="ch9" chart:values-cell-range-address="CallArrivalprobabilites.C2:CallArrivalprobabilites.C15" chart:label-cell-address="CallArrivalprobabilites.C1:CallArrivalprobabilites.C1" chart:class="chart:line">
            <chart:data-point chart:repeated="14"/>
          </chart:series>
          <chart:series chart:style-name="ch10" chart:values-cell-range-address="CallArrivalprobabilites.D2:CallArrivalprobabilites.D15" chart:label-cell-address="CallArrivalprobabilites.D1:CallArrivalprobabilites.D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p 1 Calls Dropped</text:p>
                <draw:g>
                  <svg:desc>CallArrivalprobabilites.C1:CallArrivalprobabilites.C1</svg:desc>
                </draw:g>
              </table:table-cell>
              <table:table-cell office:value-type="string">
                <text:p>Group 2 Calls Dropped</text:p>
                <draw:g>
                  <svg:desc>CallArrivalprobabilites.D1:CallArrivalprobabilit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20911202693E-019">
                <text:p>1.1420911202693E-019</text:p>
                <draw:g>
                  <svg:desc>CallArrivalprobabilites.C2:CallArrivalprobabilites.C15</svg:desc>
                </draw:g>
              </table:table-cell>
              <table:table-cell office:value-type="float" office:value="1.30437212699796E-038">
                <text:p>1.30437212699796E-038</text:p>
                <draw:g>
                  <svg:desc>CallArrivalprobabilites.D2:CallArrivalprobabilites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00440561145326379">
                <text:p>0.0000000000000440561145326379</text:p>
              </table:table-cell>
              <table:table-cell office:value-type="float" office:value="1.94094122771287E-027">
                <text:p>1.94094122771287E-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538935926821767">
                <text:p>0.0000000000538935926821767</text:p>
              </table:table-cell>
              <table:table-cell office:value-type="float" office:value="2.9045193321923E-021">
                <text:p>2.9045193321923E-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625201826603368">
                <text:p>0.00000000625201826603368</text:p>
              </table:table-cell>
              <table:table-cell office:value-type="float" office:value="3.90877323988175E-017">
                <text:p>3.90877323988175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99500106573857">
                <text:p>0.000000199500106573857</text:p>
              </table:table-cell>
              <table:table-cell office:value-type="float" office:value="0.0000000000000398002925229794">
                <text:p>0.0000000000000398002925229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81411157133923">
                <text:p>0.00000281411157133923</text:p>
              </table:table-cell>
              <table:table-cell office:value-type="float" office:value="0.00000000000791922393594558">
                <text:p>0.00000000000791922393594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26040156532912">
                <text:p>0.0000226040156532912</text:p>
              </table:table-cell>
              <table:table-cell office:value-type="float" office:value="0.000000000510941523654236">
                <text:p>0.000000000510941523654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20290624142228">
                <text:p>0.000120290624142228</text:p>
              </table:table-cell>
              <table:table-cell office:value-type="float" office:value="0.0000000144698342565268">
                <text:p>0.0000000144698342565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67811205727195">
                <text:p>0.000467811205727195</text:p>
              </table:table-cell>
              <table:table-cell office:value-type="float" office:value="0.000000218847324203933">
                <text:p>0.000000218847324203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246905595241">
                <text:p>0.00142246905595241</text:p>
              </table:table-cell>
              <table:table-cell office:value-type="float" office:value="0.00000202341821514214">
                <text:p>0.00000202341821514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5164959907362">
                <text:p>0.00355164959907362</text:p>
              </table:table-cell>
              <table:table-cell office:value-type="float" office:value="0.0000126142148745998">
                <text:p>0.000012614214874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5575026169398">
                <text:p>0.0075575026169398</text:p>
              </table:table-cell>
              <table:table-cell office:value-type="float" office:value="0.0000571158458050526">
                <text:p>0.000057115845805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1125963287539">
                <text:p>0.0141125963287539</text:p>
              </table:table-cell>
              <table:table-cell office:value-type="float" office:value="0.000199165375138358">
                <text:p>0.000199165375138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6817923902255">
                <text:p>0.0236817923902255</text:p>
              </table:table-cell>
              <table:table-cell office:value-type="float" office:value="0.000560827290813743">
                <text:p>0.0005608272908137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